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10-01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6-1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5-27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3-27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9-19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6-27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6-17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3-13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2-13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9-28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8-10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6-0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3-22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2-30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0-06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9-2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6-15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3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2-1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0-13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9-30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6-29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3-26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12502857143" calcext:value-type="float">
            <text:p>10.22125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89514482759" calcext:value-type="float">
            <text:p>10.318951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6170322581" calcext:value-type="float">
            <text:p>10.34461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4856" calcext:value-type="float">
            <text:p>10.31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59416774194" calcext:value-type="float">
            <text:p>10.22594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60528" calcext:value-type="float">
            <text:p>10.17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5463225806" calcext:value-type="float">
            <text:p>10.06154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03992" calcext:value-type="float">
            <text:p>9.95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69161290323" calcext:value-type="float">
            <text:p>9.9826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95409655172" calcext:value-type="float">
            <text:p>10.069540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98575483871" calcext:value-type="float">
            <text:p>10.0198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492412903226" calcext:value-type="float">
            <text:p>9.9749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8696" calcext:value-type="float">
            <text:p>9.95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67368" calcext:value-type="float">
            <text:p>9.80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60176" calcext:value-type="float">
            <text:p>9.99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48487741935" calcext:value-type="float">
            <text:p>10.08484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455974193548" calcext:value-type="float">
            <text:p>9.9845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4144" calcext:value-type="float">
            <text:p>9.97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518451612903" calcext:value-type="float">
            <text:p>9.8951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04728" calcext:value-type="float">
            <text:p>9.98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36745806452" calcext:value-type="float">
            <text:p>10.1536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99391428571" calcext:value-type="float">
            <text:p>10.28993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62712258065" calcext:value-type="float">
            <text:p>10.30627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42699354839" calcext:value-type="float">
            <text:p>10.3942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1563862069" calcext:value-type="float">
            <text:p>10.331563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66696" calcext:value-type="float">
            <text:p>10.38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25001290323" calcext:value-type="float">
            <text:p>10.39250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7439483871" calcext:value-type="float">
            <text:p>10.3374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1272" calcext:value-type="float">
            <text:p>10.31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5176774194" calcext:value-type="float">
            <text:p>10.2625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868" calcext:value-type="float">
            <text:p>10.232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98945806452" calcext:value-type="float">
            <text:p>10.3898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71634285714" calcext:value-type="float">
            <text:p>10.39716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1496774194" calcext:value-type="float">
            <text:p>10.366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9828" calcext:value-type="float">
            <text:p>10.25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19828387097" calcext:value-type="float">
            <text:p>10.1619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69364" calcext:value-type="float">
            <text:p>10.33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4389677419" calcext:value-type="float">
            <text:p>10.29643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05974193548" calcext:value-type="float">
            <text:p>10.310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6696" calcext:value-type="float">
            <text:p>10.25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8796" calcext:value-type="float">
            <text:p>10.17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15136" calcext:value-type="float">
            <text:p>10.28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97009032258" calcext:value-type="float">
            <text:p>10.3397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62034285714" calcext:value-type="float">
            <text:p>10.33620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35238709677" calcext:value-type="float">
            <text:p>10.373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85672258064" calcext:value-type="float">
            <text:p>10.38856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52496" calcext:value-type="float">
            <text:p>10.45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0101935484" calcext:value-type="float">
            <text:p>10.43001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3774" calcext:value-type="float">
            <text:p>10.383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2456774194" calcext:value-type="float">
            <text:p>10.37224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50219354839" calcext:value-type="float">
            <text:p>10.3150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0664" calcext:value-type="float">
            <text:p>10.48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92930322581" calcext:value-type="float">
            <text:p>10.41929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81428" calcext:value-type="float">
            <text:p>10.38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9056" calcext:value-type="float">
            <text:p>10.36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08784827586" calcext:value-type="float">
            <text:p>10.470878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3403870968" calcext:value-type="float">
            <text:p>10.46634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9819354839" calcext:value-type="float">
            <text:p>10.3759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8092" calcext:value-type="float">
            <text:p>10.38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3623225806" calcext:value-type="float">
            <text:p>10.49436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98216" calcext:value-type="float">
            <text:p>10.45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00884" calcext:value-type="float">
            <text:p>10.41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25695483871" calcext:value-type="float">
            <text:p>10.3825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24" calcext:value-type="float">
            <text:p>10.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9694193548" calcext:value-type="float">
            <text:p>10.23896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01368" calcext:value-type="float">
            <text:p>10.34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96025806452" calcext:value-type="float">
            <text:p>10.3396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94245714286" calcext:value-type="float">
            <text:p>10.30942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50162580645" calcext:value-type="float">
            <text:p>10.24501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42299354839" calcext:value-type="float">
            <text:p>10.07422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27688" calcext:value-type="float">
            <text:p>10.06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29055483871" calcext:value-type="float">
            <text:p>10.0229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416882758621" calcext:value-type="float">
            <text:p>9.864168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49496774194" calcext:value-type="float">
            <text:p>9.9824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844077419355" calcext:value-type="float">
            <text:p>9.86844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40344" calcext:value-type="float">
            <text:p>9.72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691380645161" calcext:value-type="float">
            <text:p>9.91691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628" calcext:value-type="float">
            <text:p>10.10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27718709677" calcext:value-type="float">
            <text:p>10.4527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5021" calcext:value-type="float">
            <text:p>10.4550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70778064516" calcext:value-type="float">
            <text:p>10.4670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0833548387" calcext:value-type="float">
            <text:p>10.62208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91152" calcext:value-type="float">
            <text:p>10.59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94404" calcext:value-type="float">
            <text:p>10.55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65448275862" calcext:value-type="float">
            <text:p>10.58654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15860645161" calcext:value-type="float">
            <text:p>10.5515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38361290323" calcext:value-type="float">
            <text:p>10.4138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0596" calcext:value-type="float">
            <text:p>10.33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7522580645" calcext:value-type="float">
            <text:p>10.418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71672" calcext:value-type="float">
            <text:p>10.50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7316129032" calcext:value-type="float">
            <text:p>10.683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0222857143" calcext:value-type="float">
            <text:p>10.68302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4366451613" calcext:value-type="float">
            <text:p>10.6834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7212903226" calcext:value-type="float">
            <text:p>10.6257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6004137931" calcext:value-type="float">
            <text:p>10.5960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7636129032" calcext:value-type="float">
            <text:p>10.5587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97504" calcext:value-type="float">
            <text:p>10.49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1860645161" calcext:value-type="float">
            <text:p>10.3991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90647741936" calcext:value-type="float">
            <text:p>10.28906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00608" calcext:value-type="float">
            <text:p>10.24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31856774194" calcext:value-type="float">
            <text:p>10.27318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8176" calcext:value-type="float">
            <text:p>10.42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5029677419" calcext:value-type="float">
            <text:p>10.4275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72372413793" calcext:value-type="float">
            <text:p>10.47723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4119483871" calcext:value-type="float">
            <text:p>10.4441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9015172414" calcext:value-type="float">
            <text:p>10.247901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5248571429" calcext:value-type="float">
            <text:p>10.18652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21230344828" calcext:value-type="float">
            <text:p>10.102123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39862857143" calcext:value-type="float">
            <text:p>10.01398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604662068966" calcext:value-type="float">
            <text:p>9.806046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319255172414" calcext:value-type="float">
            <text:p>9.883192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394157142857" calcext:value-type="float">
            <text:p>9.873941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636082758621" calcext:value-type="float">
            <text:p>9.876360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182385714286" calcext:value-type="float">
            <text:p>9.911823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67622857143" calcext:value-type="float">
            <text:p>10.12676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26085" calcext:value-type="float">
            <text:p>10.2026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48136" calcext:value-type="float">
            <text:p>10.01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7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86" meta:object-count="0"/>
    <meta:user-defined meta:name="AppVersion">3.0</meta:user-defined>
  </office:meta>
</office:document-meta>
</file>